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9.25cm" svg:height="1cm" svg:x="10.225cm" svg:y="2cm">
          <draw:text-box>
            <text:p text:style-name="P1">Sistema de Guardado / Carg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0:00:08.709000000</meta:creation-date>
    <dc:date>2022-02-20T10:07:14.551000000</dc:date>
    <meta:editing-duration>PT7M5S</meta:editing-duration>
    <meta:editing-cycles>1</meta:editing-cycles>
    <meta:document-statistic meta:object-count="1"/>
    <meta:generator>LibreOffice/7.2.3.2$Windows_X86_64 LibreOffice_project/d166454616c1632304285822f9c83ce2e660fd92</meta:generator>
  </office:meta>
</office:document-meta>
</file>